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srodek/los</text:p>
          </table:table-cell>
          <table:table-cell office:value-type="string" calcext:value-type="string">
            <text:p>srodek ros</text:p>
          </table:table-cell>
          <table:table-cell/>
          <table:table-cell office:value-type="string" calcext:value-type="string">
            <text:p>pocz/los</text:p>
          </table:table-cell>
          <table:table-cell office:value-type="string" calcext:value-type="string">
            <text:p>pocz ros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97" calcext:value-type="float">
            <text:p>0.097</text:p>
          </table:table-cell>
          <table:table-cell office:value-type="float" office:value="0.063" calcext:value-type="float">
            <text:p>0.063</text:p>
          </table:table-cell>
          <table:table-cell/>
          <table:table-cell office:value-type="float" office:value="0.0367" calcext:value-type="float">
            <text:p>0.0367</text:p>
          </table:table-cell>
          <table:table-cell office:value-type="float" office:value="0.0224" calcext:value-type="float">
            <text:p>0.022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float" office:value="2.938" calcext:value-type="float">
            <text:p>2.938</text:p>
          </table:table-cell>
          <table:table-cell office:value-type="float" office:value="2.024" calcext:value-type="float">
            <text:p>2.024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2829" calcext:value-type="float">
            <text:p>2.2829</text:p>
          </table:table-cell>
          <table:table-cell office:value-type="float" office:value="1.0929" calcext:value-type="float">
            <text:p>1.0929</text:p>
          </table:table-cell>
          <table:table-cell/>
          <table:table-cell office:value-type="float" office:value="336.71" calcext:value-type="float">
            <text:p>336.71</text:p>
          </table:table-cell>
          <table:table-cell office:value-type="float" office:value="207.0306" calcext:value-type="float">
            <text:p>207.0306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.1063" calcext:value-type="float">
            <text:p>28.1063</text:p>
          </table:table-cell>
          <table:table-cell office:value-type="float" office:value="13.945" calcext:value-type="float">
            <text:p>13.945</text:p>
          </table:table-cell>
          <table:table-cell/>
          <table:table-cell office:value-type="float" office:value="33231.94" calcext:value-type="float">
            <text:p>33231.94</text:p>
          </table:table-cell>
          <table:table-cell office:value-type="float" office:value="20584.26" calcext:value-type="float">
            <text:p>20584.26</text:p>
          </table:table-cell>
          <table:table-cell table:number-columns-repeated="3"/>
        </table:table-row>
        <table:table-row table:style-name="ro1" table:number-rows-repeated="7">
          <table:table-cell table:number-columns-repeated="9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225" calcext:value-type="float">
            <text:p>0.225</text:p>
          </table:table-cell>
          <table:table-cell office:value-type="float" office:value="2.492" calcext:value-type="float">
            <text:p>2.492</text:p>
          </table:table-cell>
          <table:table-cell office:value-type="float" office:value="28.23" calcext:value-type="float">
            <text:p>28.23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float" office:value="1.936" calcext:value-type="float">
            <text:p>1.936</text:p>
          </table:table-cell>
          <table:table-cell office:value-type="float" office:value="198.483" calcext:value-type="float">
            <text:p>198.483</text:p>
          </table:table-cell>
          <table:table-cell office:value-type="float" office:value="20429.8" calcext:value-type="float">
            <text:p>20429.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17" calcext:value-type="float">
            <text:p>0.17</text:p>
          </table:table-cell>
          <table:table-cell office:value-type="float" office:value="2.326" calcext:value-type="float">
            <text:p>2.326</text:p>
          </table:table-cell>
          <table:table-cell office:value-type="float" office:value="28.108" calcext:value-type="float">
            <text:p>28.108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float" office:value="2.021" calcext:value-type="float">
            <text:p>2.021</text:p>
          </table:table-cell>
          <table:table-cell office:value-type="float" office:value="199.51" calcext:value-type="float">
            <text:p>199.51</text:p>
          </table:table-cell>
          <table:table-cell office:value-type="float" office:value="21033.5" calcext:value-type="float">
            <text:p>21033.5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181" calcext:value-type="float">
            <text:p>0.181</text:p>
          </table:table-cell>
          <table:table-cell office:value-type="float" office:value="2.245" calcext:value-type="float">
            <text:p>2.245</text:p>
          </table:table-cell>
          <table:table-cell office:value-type="float" office:value="28.024" calcext:value-type="float">
            <text:p>28.024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float" office:value="2.099" calcext:value-type="float">
            <text:p>2.099</text:p>
          </table:table-cell>
          <table:table-cell office:value-type="float" office:value="198.702" calcext:value-type="float">
            <text:p>198.702</text:p>
          </table:table-cell>
          <table:table-cell office:value-type="float" office:value="20733.4" calcext:value-type="float">
            <text:p>20733.4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171" calcext:value-type="float">
            <text:p>0.171</text:p>
          </table:table-cell>
          <table:table-cell office:value-type="float" office:value="2.222" calcext:value-type="float">
            <text:p>2.222</text:p>
          </table:table-cell>
          <table:table-cell office:value-type="float" office:value="28.267" calcext:value-type="float">
            <text:p>28.267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1.956" calcext:value-type="float">
            <text:p>1.956</text:p>
          </table:table-cell>
          <table:table-cell office:value-type="float" office:value="204.171" calcext:value-type="float">
            <text:p>204.171</text:p>
          </table:table-cell>
          <table:table-cell office:value-type="float" office:value="20339.5" calcext:value-type="float">
            <text:p>20339.5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173" calcext:value-type="float">
            <text:p>0.173</text:p>
          </table:table-cell>
          <table:table-cell office:value-type="float" office:value="2.253" calcext:value-type="float">
            <text:p>2.253</text:p>
          </table:table-cell>
          <table:table-cell office:value-type="float" office:value="27.623" calcext:value-type="float">
            <text:p>27.623</text:p>
          </table:table-cell>
          <table:table-cell/>
          <table:table-cell office:value-type="float" office:value="0.022" calcext:value-type="float">
            <text:p>0.022</text:p>
          </table:table-cell>
          <table:table-cell office:value-type="float" office:value="2.021" calcext:value-type="float">
            <text:p>2.021</text:p>
          </table:table-cell>
          <table:table-cell office:value-type="float" office:value="217.002" calcext:value-type="float">
            <text:p>217.002</text:p>
          </table:table-cell>
          <table:table-cell office:value-type="float" office:value="20890" calcext:value-type="float">
            <text:p>20890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168" calcext:value-type="float">
            <text:p>0.168</text:p>
          </table:table-cell>
          <table:table-cell office:value-type="float" office:value="2.313" calcext:value-type="float">
            <text:p>2.313</text:p>
          </table:table-cell>
          <table:table-cell office:value-type="float" office:value="29.014" calcext:value-type="float">
            <text:p>29.014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1.932" calcext:value-type="float">
            <text:p>1.932</text:p>
          </table:table-cell>
          <table:table-cell office:value-type="float" office:value="202.614" calcext:value-type="float">
            <text:p>202.614</text:p>
          </table:table-cell>
          <table:table-cell office:value-type="float" office:value="20308.5" calcext:value-type="float">
            <text:p>20308.5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151" calcext:value-type="float">
            <text:p>0.151</text:p>
          </table:table-cell>
          <table:table-cell office:value-type="float" office:value="2.221" calcext:value-type="float">
            <text:p>2.221</text:p>
          </table:table-cell>
          <table:table-cell office:value-type="float" office:value="28.525" calcext:value-type="float">
            <text:p>28.525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2.072" calcext:value-type="float">
            <text:p>2.072</text:p>
          </table:table-cell>
          <table:table-cell office:value-type="float" office:value="200.319" calcext:value-type="float">
            <text:p>200.319</text:p>
          </table:table-cell>
          <table:table-cell office:value-type="float" office:value="21095.1" calcext:value-type="float">
            <text:p>21095.1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214" calcext:value-type="float">
            <text:p>0.214</text:p>
          </table:table-cell>
          <table:table-cell office:value-type="float" office:value="2.222" calcext:value-type="float">
            <text:p>2.222</text:p>
          </table:table-cell>
          <table:table-cell office:value-type="float" office:value="27.428" calcext:value-type="float">
            <text:p>27.428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2.064" calcext:value-type="float">
            <text:p>2.064</text:p>
          </table:table-cell>
          <table:table-cell office:value-type="float" office:value="225.171" calcext:value-type="float">
            <text:p>225.171</text:p>
          </table:table-cell>
          <table:table-cell office:value-type="float" office:value="20433.8" calcext:value-type="float">
            <text:p>20433.8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222" calcext:value-type="float">
            <text:p>0.222</text:p>
          </table:table-cell>
          <table:table-cell office:value-type="float" office:value="2.194" calcext:value-type="float">
            <text:p>2.194</text:p>
          </table:table-cell>
          <table:table-cell office:value-type="float" office:value="28.007" calcext:value-type="float">
            <text:p>28.007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2.055" calcext:value-type="float">
            <text:p>2.055</text:p>
          </table:table-cell>
          <table:table-cell office:value-type="float" office:value="200.078" calcext:value-type="float">
            <text:p>200.078</text:p>
          </table:table-cell>
          <table:table-cell office:value-type="float" office:value="20169.1" calcext:value-type="float">
            <text:p>20169.1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274" calcext:value-type="float">
            <text:p>0.274</text:p>
          </table:table-cell>
          <table:table-cell office:value-type="float" office:value="2.341" calcext:value-type="float">
            <text:p>2.341</text:p>
          </table:table-cell>
          <table:table-cell office:value-type="float" office:value="27.837" calcext:value-type="float">
            <text:p>27.837</text:p>
          </table:table-cell>
          <table:table-cell/>
          <table:table-cell office:value-type="float" office:value="0.023" calcext:value-type="float">
            <text:p>0.023</text:p>
          </table:table-cell>
          <table:table-cell office:value-type="float" office:value="2.084" calcext:value-type="float">
            <text:p>2.08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20409.9" calcext:value-type="float">
            <text:p>20409.9</text:p>
          </table:table-cell>
        </table:table-row>
        <table:table-row table:style-name="ro1">
          <table:table-cell table:formula="of:=SUM([.A13:.A22])" office:value-type="float" office:value="0.097" calcext:value-type="float">
            <text:p>0.097</text:p>
          </table:table-cell>
          <table:table-cell table:formula="of:=SUM([.B14:.B22])" office:value-type="float" office:value="1.724" calcext:value-type="float">
            <text:p>1.724</text:p>
          </table:table-cell>
          <table:table-cell table:formula="of:=SUM([.C13:.C22])" office:value-type="float" office:value="22.829" calcext:value-type="float">
            <text:p>22.829</text:p>
          </table:table-cell>
          <table:table-cell table:formula="of:=SUM([.D13:.D22])" office:value-type="float" office:value="281.063" calcext:value-type="float">
            <text:p>281.063</text:p>
          </table:table-cell>
          <table:table-cell/>
          <table:table-cell table:formula="of:=SUM([.F13:.F22])" office:value-type="float" office:value="0.224" calcext:value-type="float">
            <text:p>0.224</text:p>
          </table:table-cell>
          <table:table-cell table:formula="of:=SUM([.G13:.G22])" office:value-type="float" office:value="20.24" calcext:value-type="float">
            <text:p>20.24</text:p>
          </table:table-cell>
          <table:table-cell table:formula="of:=SUM([.H13:.H22])" office:value-type="float" office:value="2070.306" calcext:value-type="float">
            <text:p>2070.306</text:p>
          </table:table-cell>
          <table:table-cell table:formula="of:=SUM([.I13:.I22])" office:value-type="float" office:value="205842.6" calcext:value-type="float">
            <text:p>205842.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84" calcext:value-type="float">
            <text:p>0.084</text:p>
          </table:table-cell>
          <table:table-cell office:value-type="float" office:value="1.112" calcext:value-type="float">
            <text:p>1.112</text:p>
          </table:table-cell>
          <table:table-cell office:value-type="float" office:value="13.911" calcext:value-type="float">
            <text:p>13.911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3.299" calcext:value-type="float">
            <text:p>3.299</text:p>
          </table:table-cell>
          <table:table-cell office:value-type="float" office:value="333.634" calcext:value-type="float">
            <text:p>333.634</text:p>
          </table:table-cell>
          <table:table-cell office:value-type="float" office:value="33090.6" calcext:value-type="float">
            <text:p>33090.6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82" calcext:value-type="float">
            <text:p>0.082</text:p>
          </table:table-cell>
          <table:table-cell office:value-type="float" office:value="1.069" calcext:value-type="float">
            <text:p>1.069</text:p>
          </table:table-cell>
          <table:table-cell office:value-type="float" office:value="13.943" calcext:value-type="float">
            <text:p>13.943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3.309" calcext:value-type="float">
            <text:p>3.309</text:p>
          </table:table-cell>
          <table:table-cell office:value-type="float" office:value="320.509" calcext:value-type="float">
            <text:p>320.509</text:p>
          </table:table-cell>
          <table:table-cell office:value-type="float" office:value="32964.4" calcext:value-type="float">
            <text:p>32964.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116" calcext:value-type="float">
            <text:p>0.116</text:p>
          </table:table-cell>
          <table:table-cell office:value-type="float" office:value="1.216" calcext:value-type="float">
            <text:p>1.216</text:p>
          </table:table-cell>
          <table:table-cell office:value-type="float" office:value="13.76" calcext:value-type="float">
            <text:p>13.76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3.262" calcext:value-type="float">
            <text:p>3.262</text:p>
          </table:table-cell>
          <table:table-cell office:value-type="float" office:value="340.163" calcext:value-type="float">
            <text:p>340.163</text:p>
          </table:table-cell>
          <table:table-cell office:value-type="float" office:value="33104.2" calcext:value-type="float">
            <text:p>33104.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" calcext:value-type="float">
            <text:p>0.082</text:p>
          </table:table-cell>
          <table:table-cell office:value-type="float" office:value="1.122" calcext:value-type="float">
            <text:p>1.122</text:p>
          </table:table-cell>
          <table:table-cell office:value-type="float" office:value="13.932" calcext:value-type="float">
            <text:p>13.932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3.301" calcext:value-type="float">
            <text:p>3.301</text:p>
          </table:table-cell>
          <table:table-cell office:value-type="float" office:value="346.695" calcext:value-type="float">
            <text:p>346.695</text:p>
          </table:table-cell>
          <table:table-cell office:value-type="float" office:value="32999.2" calcext:value-type="float">
            <text:p>32999.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" calcext:value-type="float">
            <text:p>0.082</text:p>
          </table:table-cell>
          <table:table-cell office:value-type="float" office:value="1.098" calcext:value-type="float">
            <text:p>1.098</text:p>
          </table:table-cell>
          <table:table-cell office:value-type="float" office:value="13.862" calcext:value-type="float">
            <text:p>13.862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3.293" calcext:value-type="float">
            <text:p>3.293</text:p>
          </table:table-cell>
          <table:table-cell office:value-type="float" office:value="334.447" calcext:value-type="float">
            <text:p>334.447</text:p>
          </table:table-cell>
          <table:table-cell office:value-type="float" office:value="33274.1" calcext:value-type="float">
            <text:p>33274.1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1" calcext:value-type="float">
            <text:p>0.081</text:p>
          </table:table-cell>
          <table:table-cell office:value-type="float" office:value="1.118" calcext:value-type="float">
            <text:p>1.118</text:p>
          </table:table-cell>
          <table:table-cell office:value-type="float" office:value="13.967" calcext:value-type="float">
            <text:p>13.967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3.318" calcext:value-type="float">
            <text:p>3.318</text:p>
          </table:table-cell>
          <table:table-cell office:value-type="float" office:value="334.213" calcext:value-type="float">
            <text:p>334.213</text:p>
          </table:table-cell>
          <table:table-cell office:value-type="float" office:value="33560.5" calcext:value-type="float">
            <text:p>33560.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98" calcext:value-type="float">
            <text:p>0.098</text:p>
          </table:table-cell>
          <table:table-cell office:value-type="float" office:value="1.046" calcext:value-type="float">
            <text:p>1.046</text:p>
          </table:table-cell>
          <table:table-cell office:value-type="float" office:value="14.013" calcext:value-type="float">
            <text:p>14.013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3.304" calcext:value-type="float">
            <text:p>3.304</text:p>
          </table:table-cell>
          <table:table-cell office:value-type="float" office:value="343.284" calcext:value-type="float">
            <text:p>343.284</text:p>
          </table:table-cell>
          <table:table-cell office:value-type="float" office:value="33269.4" calcext:value-type="float">
            <text:p>33269.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1" calcext:value-type="float">
            <text:p>0.081</text:p>
          </table:table-cell>
          <table:table-cell office:value-type="float" office:value="1.087" calcext:value-type="float">
            <text:p>1.087</text:p>
          </table:table-cell>
          <table:table-cell office:value-type="float" office:value="14.943" calcext:value-type="float">
            <text:p>14.943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3.315" calcext:value-type="float">
            <text:p>3.315</text:p>
          </table:table-cell>
          <table:table-cell office:value-type="float" office:value="338.674" calcext:value-type="float">
            <text:p>338.674</text:p>
          </table:table-cell>
          <table:table-cell office:value-type="float" office:value="33515.8" calcext:value-type="float">
            <text:p>33515.8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" calcext:value-type="float">
            <text:p>0.082</text:p>
          </table:table-cell>
          <table:table-cell office:value-type="float" office:value="1.028" calcext:value-type="float">
            <text:p>1.028</text:p>
          </table:table-cell>
          <table:table-cell office:value-type="float" office:value="13.605" calcext:value-type="float">
            <text:p>13.605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3.349" calcext:value-type="float">
            <text:p>3.349</text:p>
          </table:table-cell>
          <table:table-cell office:value-type="float" office:value="342.153" calcext:value-type="float">
            <text:p>342.153</text:p>
          </table:table-cell>
          <table:table-cell office:value-type="float" office:value="33259.2" calcext:value-type="float">
            <text:p>33259.2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" calcext:value-type="float">
            <text:p>0.082</text:p>
          </table:table-cell>
          <table:table-cell office:value-type="float" office:value="1.033" calcext:value-type="float">
            <text:p>1.033</text:p>
          </table:table-cell>
          <table:table-cell office:value-type="float" office:value="13.515" calcext:value-type="float">
            <text:p>13.515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3.387" calcext:value-type="float">
            <text:p>3.387</text:p>
          </table:table-cell>
          <table:table-cell office:value-type="float" office:value="333.34" calcext:value-type="float">
            <text:p>333.34</text:p>
          </table:table-cell>
          <table:table-cell office:value-type="float" office:value="33282" calcext:value-type="float">
            <text:p>33282</text:p>
          </table:table-cell>
        </table:table-row>
        <table:table-row table:style-name="ro1">
          <table:table-cell table:formula="of:=SUM([.A25:.A34])" office:value-type="float" office:value="0.063" calcext:value-type="float">
            <text:p>0.063</text:p>
          </table:table-cell>
          <table:table-cell table:formula="of:=SUM([.B25:.B34])" office:value-type="float" office:value="0.87" calcext:value-type="float">
            <text:p>0.87</text:p>
          </table:table-cell>
          <table:table-cell table:formula="of:=SUM([.C25:.C34])" office:value-type="float" office:value="10.929" calcext:value-type="float">
            <text:p>10.929</text:p>
          </table:table-cell>
          <table:table-cell table:formula="of:=SUM([.D25:.D34])" office:value-type="float" office:value="139.451" calcext:value-type="float">
            <text:p>139.451</text:p>
          </table:table-cell>
          <table:table-cell/>
          <table:table-cell table:formula="of:=SUM([.F25:.F34])" office:value-type="float" office:value="0.367" calcext:value-type="float">
            <text:p>0.367</text:p>
          </table:table-cell>
          <table:table-cell table:formula="of:=SUM([.G26:.G34])" office:value-type="float" office:value="29.838" calcext:value-type="float">
            <text:p>29.838</text:p>
          </table:table-cell>
          <table:table-cell table:formula="of:=SUM([.H25:.H34])" office:value-type="float" office:value="3367.112" calcext:value-type="float">
            <text:p>3367.112</text:p>
          </table:table-cell>
          <table:table-cell table:formula="of:=SUM([.I25:.I34])" office:value-type="float" office:value="332319.4" calcext:value-type="float">
            <text:p>33231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9:50:06.306016166</meta:creation-date>
    <dc:date>2017-04-26T20:45:55.052398476</dc:date>
    <meta:editing-duration>PT2M25S</meta:editing-duration>
    <meta:editing-cycles>1</meta:editing-cycles>
    <meta:document-statistic meta:table-count="1" meta:cell-count="200" meta:object-count="0"/>
    <meta:generator>LibreOffice/5.1.4.2$Linux_X86_64 LibreOffice_project/10m0$Build-2</meta:generator>
  </office:meta>
</office:document-meta>
</file>